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0000000055600000300BB0EE136FA0CFB63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Droid Sans Devanagari3" svg:font-family="'Droid Sans Devanagari'" style:font-family-generic="swiss"/>
    <style:font-face style:name="Droid Sans Devanagari1" svg:font-family="'Droid Sans Devanagari'" style:font-pitch="variable"/>
    <style:font-face style:name="Liberation Sans" svg:font-family="'Liberation Sans'" style:font-family-generic="roman" style:font-pitch="variable"/>
    <style:font-face style:name="Liberation Sans3" svg:font-family="'Liberation Sans'" style:font-adornments="Normal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roid Sans Devanagari2" svg:font-family="'Droid Sans Devanagari'" style:font-family-generic="swiss" style:font-pitch="variable"/>
    <style:font-face style:name="Droid Sans Fallback" svg:font-family="'Droid Sans Fallback'" style:font-family-generic="swiss" style:font-pitch="variable"/>
    <style:font-face style:name="Liberation Sans2" svg:font-family="'Liberation Sans', Arial" style:font-family-generic="swiss" style:font-pitch="variable"/>
    <style:font-face style:name="Source Han Sans CN1" svg:font-family="'Source Han Sans CN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1" svg:font-family="'Droid Sans Fallback'" style:font-family-generic="system" style:font-pitch="variable"/>
    <style:font-face style:name="Source Han Sans CN" svg:font-family="'Source Han Sans CN'" style:font-family-generic="system" style:font-pitch="variable"/>
    <style:font-face style:name="思源黑体 CN" svg:font-family="'思源黑体 C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NA-subtitle">
      <style:graphic-properties draw:fill-color="#ffffff" fo:min-height="9.134cm"/>
      <style:paragraph-properties style:writing-mode="lr-tb"/>
    </style:style>
    <style:style style:name="pr2" style:family="presentation" style:parent-style-name="DNA-notes">
      <style:graphic-properties draw:fill-color="#ffffff" draw:auto-grow-height="true" fo:min-height="14cm"/>
      <style:paragraph-properties style:writing-mode="lr-tb"/>
    </style:style>
    <style:style style:name="pr3" style:family="presentation" style:parent-style-name="DNA-title">
      <style:graphic-properties fo:min-height="2.6cm"/>
      <style:paragraph-properties style:writing-mode="lr-tb"/>
    </style:style>
    <style:style style:name="pr4" style:family="presentation" style:parent-style-name="DNA-outline1">
      <style:graphic-properties fo:min-height="8.884cm"/>
      <style:paragraph-properties style:writing-mode="lr-tb"/>
    </style:style>
    <style:style style:name="pr5" style:family="presentation" style:parent-style-name="DNA-notes">
      <style:graphic-properties draw:fill-color="#ffffff" fo:min-height="14cm"/>
      <style:paragraph-properties style:writing-mode="lr-tb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style:writing-mode="lr-tb"/>
    </style:style>
    <style:style style:name="P4" style:family="paragraph">
      <style:paragraph-properties style:writing-mode="lr-tb"/>
      <style:text-properties fo:font-size="18pt" style:font-size-asian="18pt" style:font-size-complex="18pt"/>
    </style:style>
    <style:style style:name="T1" style:family="text">
      <style:text-properties fo:font-size="18pt" style:font-name-asian="Source Han Sans CN1" style:font-size-asian="18pt" style:font-size-complex="18pt"/>
    </style:style>
    <style:style style:name="T2" style:family="text">
      <style:text-properties fo:color="#ccccc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066ff" fo:font-size="4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66ff" fo:font-size="40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66ff" fo:font-size="40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66ff" fo:font-size="4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66ff" fo:font-size="4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66ff" fo:font-size="4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66ff" fo:font-size="4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66ff" fo:font-size="4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66ff" fo:font-size="40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66ff" fo:font-size="40%"/>
      </text:list-level-style-bullet>
    </text:list-style>
  </office:automatic-styles>
  <office:body>
    <office:presentation>
      <draw:page draw:name="page1" draw:style-name="dp1" draw:master-page-name="DNA" presentation:presentation-page-layout-name="AL1T0">
        <office:forms form:automatic-focus="false" form:apply-design-mode="false"/>
        <draw:frame presentation:style-name="pr1" draw:text-style-name="P2" draw:layer="layout" svg:width="22.5cm" svg:height="9.134cm" svg:x="4.5cm" svg:y="3.8cm" presentation:class="subtitle" presentation:user-transformed="true">
          <draw:text-box>
            <text:p text:style-name="P1">基于多GPU的动态图更新和处理机制研究<text:line-break/>开题报告</text:p>
            <text:p text:style-name="P1"/>
            <text:p text:style-name="P1">U201614531 <text:s/>CS1601 <text:s/>刘本嵩</text:p>
            <text:p text:style-name="P1">指导老师 张宇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DNA" presentation:presentation-page-layout-name="AL2T1">
        <office:forms form:automatic-focus="false" form:apply-design-mode="false"/>
        <draw:frame presentation:style-name="pr3" draw:text-style-name="P3" draw:layer="layout" svg:width="22.5cm" svg:height="2.6cm" svg:x="4.5cm" svg:y="0.6cm" presentation:class="title" presentation:user-transformed="true">
          <draw:text-box>
            <text:p>背景</text:p>
          </draw:text-box>
        </draw:frame>
        <draw:frame presentation:style-name="pr4" draw:text-style-name="P4" draw:layer="layout" svg:width="22.5cm" svg:height="9.134cm" svg:x="4.5cm" svg:y="3.8cm" presentation:class="outline" presentation:user-transformed="true">
          <draw:text-box>
            <text:p><text:span text:style-name="T1"><text:s text:c="6"/></text:span><text:span text:style-name="T1">GPU</text:span><text:span text:style-name="T1">已被广泛用于加速图计算。然而，在现实世界中，诸如万维网、社交网和用户交易网是经常发生动态变化的。现有的动态图处理系统</text:span><text:span text:style-name="T1">,</text:span><text:span text:style-name="T1">尽管有涉及</text:span><text:span text:style-name="T1">GPU</text:span><text:span text:style-name="T1">动态图处理</text:span><text:span text:style-name="T1">,</text:span><text:span text:style-name="T1">但也都主要使用纯</text:span><text:span text:style-name="T1">GPU</text:span><text:span text:style-name="T1">进行处理</text:span><text:span text:style-name="T1">,</text:span><text:span text:style-name="T1">没有充分的利用计算机的所有计算资源。因此，如何有效在</text:span><text:span text:style-name="T1">CPU-GPU</text:span><text:span text:style-name="T1">混合系统上，同时利用</text:span><text:span text:style-name="T1">CPU</text:span><text:span text:style-name="T1">和</text:span><text:span text:style-name="T1">GPU</text:span><text:span text:style-name="T1">的可用资源，进行动态图更新和处理是一个急需解决的问题。此研究主要考虑如何合理地调度混合</text:span><text:span text:style-name="T1">CPU-GPU</text:span><text:span text:style-name="T1">的计算资源来提高动态图更新的速度，并且获得</text:span><text:span text:style-name="T1">CPU</text:span><text:span text:style-name="T1">和</text:span><text:span text:style-name="T1">GPU</text:span><text:span text:style-name="T1">上的高利用率。</text:span></text:p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DNA" presentation:presentation-page-layout-name="AL2T1">
        <office:forms form:automatic-focus="false" form:apply-design-mode="false"/>
        <draw:frame presentation:style-name="pr3" draw:text-style-name="P3" draw:layer="layout" svg:width="22.5cm" svg:height="2.6cm" svg:x="4.5cm" svg:y="0.6cm" presentation:class="title">
          <draw:text-box>
            <text:p>目的要求</text:p>
          </draw:text-box>
        </draw:frame>
        <draw:frame presentation:style-name="pr4" draw:text-style-name="P3" draw:layer="layout" svg:width="22.5cm" svg:height="9.134cm" svg:x="4.5cm" svg:y="3.8cm" presentation:class="outline" presentation:user-transformed="true">
          <draw:text-box>
            <text:list text:style-name="L2">
              <text:list-item>
                <text:p>1. 熟悉动态图算法、动态图计算系统的基础知识,通过毕业设计加深对现有系统上动态图更新和处理机制的理解.</text:p>
              </text:list-item>
              <text:list-item>
                <text:p>2. 熟悉 C++,CUDA 编程,学习并了解动态图系统上目前典型图存储方式和处理模型.</text:p>
              </text:list-item>
              <text:list-item>
                <text:p>3. 在开源系统上测试现有典型动态图系统的扩展性等特征,实现一套同时利用CPU和GPU进行动态图更新的策略。提高系统的计算资源利用率,并设计实验检测所提方法的效果.</text:p>
              </text:list-item>
              <text:list-item>
                <text:p>4. 严格遵守毕设时间计划,完成论文以及相关工作,符合答辩要求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DNA" presentation:presentation-page-layout-name="AL2T1">
        <office:forms form:automatic-focus="false" form:apply-design-mode="false"/>
        <draw:frame presentation:style-name="pr3" draw:text-style-name="P3" draw:layer="layout" svg:width="22.5cm" svg:height="2.6cm" svg:x="4.5cm" svg:y="0.6cm" presentation:class="title">
          <draw:text-box>
            <text:p>相关研究成果</text:p>
          </draw:text-box>
        </draw:frame>
        <draw:frame presentation:style-name="pr4" draw:text-style-name="P3" draw:layer="layout" svg:width="22.5cm" svg:height="11.2cm" svg:x="4.5cm" svg:y="3.8cm" presentation:class="outline" presentation:user-transformed="true">
          <draw:text-box>
            <text:list text:style-name="L2">
              <text:list-item>
                <text:p><text:s text:c="6"/>在纯GPU的高性能动态图更新算法中,VLDB2017中提出的GPMA+算法在纯GPU的动态图更新方面性能较好.经测试, GPU核利用率可以达到70%左右 由于同时期的DCSR不能支持高效的删除和搜索, 因此没有进行比较. 我正在完成的系统中的数据结构, 可能会参考GPMA+的设计.</text:p>
              </text:list-item>
              <text:list-item>
                <text:p><text:s text:c="6"/>在对动态图进行分区处理的分区策略方面, VLDB2019的一篇论文讨论了包含1D, 2D和其他策略等多种分区方式, 它主要对于多GPU的情形, 论证了CVC这种分区方式更有利于不同运算单元间的高效交流, 其中的思想对新的系统设计也有很大参考价值.</text:p>
              </text:list-item>
              <text:list-item>
                <text:p><text:s text:c="6"/>在PPOPP2016和PPOPP2017中, 我注意到了两个关于多GPU图处理任务的库, 分别是Gunrock和Groute. Gunrock对图操作进行了抽象, 提供了更简单的API, 并针对GPU计算进行了一些优化. 而Groute在Gunrock的基础上, 针对多GPU系统的通信优化问题提供了对应的高层抽象, 以及Distributed Worklists, Pipelined Operation等优化, 大大降低了GPU间和CPU间的通信延迟带来的性能损失. 这些设计方案同样可以在我们的CPU/GPU混合系统上实现. </text:p>
              </text:list-item>
              <text:list-item>
                <text:p><text:span text:style-name="T2"><text:s text:c="6"/></text:span><text:span text:style-name="T2">在</text:span><text:span text:style-name="T2">TACO2016</text:span><text:span text:style-name="T2">中</text:span><text:span text:style-name="T2">, </text:span><text:span text:style-name="T2">注意到动态图中不同</text:span><text:span text:style-name="T2">Snapshots</text:span><text:span text:style-name="T2">的相似性</text:span><text:span text:style-name="T2">, </text:span><text:span text:style-name="T2">提出了</text:span><text:span text:style-name="T2">Fetch Amortization</text:span><text:span text:style-name="T2">和</text:span><text:span text:style-name="T2">Processing Amortization</text:span><text:span text:style-name="T2">的方法</text:span><text:span text:style-name="T2">, </text:span><text:span text:style-name="T2">来降低</text:span><text:span text:style-name="T2">IO</text:span><text:span text:style-name="T2">负载和减少不必要的计算</text:span><text:span text:style-name="T2">. </text:span><text:span text:style-name="T2">后来</text:span><text:span text:style-name="T2">, GraPU</text:span><text:span text:style-name="T2">在此基础上</text:span><text:span text:style-name="T2">, </text:span><text:span text:style-name="T2">针对快速更新的动态图提出了在</text:span><text:span text:style-name="T2">Buffer Node</text:span><text:span text:style-name="T2">对</text:span><text:span text:style-name="T2">Updates</text:span><text:span text:style-name="T2">进行</text:span><text:span text:style-name="T2">PreCompute, </text:span><text:span text:style-name="T2">以及通过划分</text:span><text:span text:style-name="T2">Component</text:span><text:span text:style-name="T2">与</text:span><text:span text:style-name="T2">Subgraph</text:span><text:span text:style-name="T2">来平衡不同计算单元</text:span><text:span text:style-name="T2">workload</text:span><text:span text:style-name="T2">的方法</text:span><text:span text:style-name="T2">.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DNA" presentation:presentation-page-layout-name="AL2T1">
        <office:forms form:automatic-focus="false" form:apply-design-mode="false"/>
        <draw:frame presentation:style-name="pr3" draw:text-style-name="P3" draw:layer="layout" svg:width="22.5cm" svg:height="2.6cm" svg:x="4.5cm" svg:y="0.6cm" presentation:class="title">
          <draw:text-box>
            <text:p>要改进和解决的问题</text:p>
          </draw:text-box>
        </draw:frame>
        <draw:frame presentation:style-name="pr4" draw:text-style-name="P3" draw:layer="layout" svg:width="22.5cm" svg:height="9.134cm" svg:x="4.5cm" svg:y="3.8cm" presentation:class="outline">
          <draw:text-box>
            <text:list text:style-name="L2">
              <text:list-item>
                <text:p><text:s text:c="6"/>在GPMA和GPMA+算法中, 都是使用纯GPU来进行计算的. 尽管GPMA+已经针对多核进行了充分的优化, 但CPU到GPU的数据传输延迟仍然对性能造成主要影响. 如果能够将部分数据交由CPU和主存进行处理, 就可以降低任务延迟, 减少计算过程中IO等待时间的浪费, 并因此达到更高的吞吐量.</text:p>
              </text:list-item>
              <text:list-item>
                <text:p><text:s text:c="6"/>同时, 在我们的测试中发现, GPMA+的GPU核心使用率可以达到70%左右, 但CPU却只有一个核心在工作.如果能够同时发挥CPU和GPU的计算能力, 就能够更充分的利用CPU靠近主存的优势, 进一步提升动态图更新任务的性能. 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DNA" presentation:presentation-page-layout-name="AL2T1">
        <office:forms form:automatic-focus="false" form:apply-design-mode="false"/>
        <draw:frame presentation:style-name="pr3" draw:text-style-name="P3" draw:layer="layout" svg:width="22.5cm" svg:height="2.6cm" svg:x="4.5cm" svg:y="0.6cm" presentation:class="title" presentation:user-transformed="true">
          <draw:text-box>
            <text:p>预计方案</text:p>
          </draw:text-box>
        </draw:frame>
        <draw:frame presentation:style-name="pr4" draw:text-style-name="P3" draw:layer="layout" svg:width="22.5cm" svg:height="9.134cm" svg:x="4.5cm" svg:y="3.8cm" presentation:class="outline" presentation:user-transformed="true">
          <draw:text-box>
            <text:list text:style-name="L2">
              <text:list-item>
                <text:p><text:s text:c="6"/>将动态图按照一定的策略进行分区, 一部分保存在GPU的GDDR6显存中, 另一部分保存在CPU能直接访问的DDR4主存中. 对动态图进行增加和删除操作时, CPU先按照既定的分区策略将Updates进行分类, 将GDDR负责的分区通过PCIE交给GPU的核心进行处理, 同时CPU的核心对CPU所负责的分区进行处理.</text:p>
              </text:list-item>
              <text:list-item>
                <text:p><text:s text:c="6"/>同时, 当主存和显存的workload有明显不平衡时, 需要调整分区大小来进行re-balance. 具体的分区策略需要通过后续的实验来确定. 考虑到GPU和CPU之间的Proxy Node会造成在GPU和CPU间大量消息交换, 分区策略也会避免将入度和出度特别多的节点放置在分界线上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DNA" presentation:presentation-page-layout-name="AL2T1">
        <office:forms form:automatic-focus="false" form:apply-design-mode="false"/>
        <draw:frame presentation:style-name="pr3" draw:text-style-name="P3" draw:layer="layout" svg:width="22.5cm" svg:height="2.6cm" svg:x="4.5cm" svg:y="0.6cm" presentation:class="title">
          <draw:text-box>
            <text:p>预计方案</text:p>
          </draw:text-box>
        </draw:frame>
        <draw:frame presentation:style-name="pr4" draw:text-style-name="P3" draw:layer="layout" svg:width="22.5cm" svg:height="9.134cm" svg:x="4.5cm" svg:y="3.8cm" presentation:class="outline">
          <draw:text-box>
            <text:list text:style-name="L2">
              <text:list-item>
                <text:p><text:s text:c="6"/>数据结构方面, GPU显存和CPU主存方面都将使用基于GPMA+的数据结构和算法来处理单个计算单元对动态图的更新. GPMA+算法非常适合GPU上极多线程的环境(往往有几千个可用线程), 在CPU上由于线程数较少, TryInsert+附近的并行循环逻辑可能会根据届时性能测试的结果进行修改. </text:p>
              </text:list-item>
              <text:list-item>
                <text:p><text:s text:c="6"/>因此在以上主要工作完成之后, 我会尝试继续优化数据通信的策略, 这对多GPU加多CPU的系统也会有帮助. GPU中会尝试Garaph论文中提到的GPU Multi-Streaming方法 或 Groute论文中提到的Distributed Worklist方法, 将负责与主存进行信息交流的GPU线程与负责数据处理的kernel线程分开, 以便减少与主存的信息IO造成GPU计算线程等待的情况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DNA" presentation:presentation-page-layout-name="AL2T1">
        <office:forms form:automatic-focus="false" form:apply-design-mode="false"/>
        <draw:frame presentation:style-name="pr3" draw:text-style-name="P3" draw:layer="layout" svg:width="22.5cm" svg:height="2.6cm" svg:x="4.5cm" svg:y="0.6cm" presentation:class="title">
          <draw:text-box>
            <text:p>课题进度安排</text:p>
          </draw:text-box>
        </draw:frame>
        <draw:frame presentation:style-name="pr4" draw:text-style-name="P3" draw:layer="layout" svg:width="22.5cm" svg:height="9.134cm" svg:x="4.5cm" svg:y="3.8cm" presentation:class="outline">
          <draw:text-box>
            <text:list text:style-name="L2">
              <text:list-item>
                <text:p>2020年2月 阅读相关论文,了解与多GPU和动态图处理相关的国内外现有工作.</text:p>
              </text:list-item>
              <text:list-item>
                <text:p>2020年3月 设计和改进自己的方案,在自己的单GPU平台进行相关性能测试以便完善自己的方案.</text:p>
              </text:list-item>
              <text:list-item>
                <text:p>2020年4-5月 要完成代码相关的全部工作,并且将之前的方案进行细化和落地.</text:p>
              </text:list-item>
              <text:list-item>
                <text:p>2020年5月 完成毕业设计报告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DNA" presentation:presentation-page-layout-name="AL2T1">
        <office:forms form:automatic-focus="false" form:apply-design-mode="false"/>
        <draw:frame presentation:style-name="pr3" draw:text-style-name="P3" draw:layer="layout" svg:width="22.5cm" svg:height="2.6cm" svg:x="4.5cm" svg:y="0.6cm" presentation:class="title" presentation:user-transformed="true">
          <draw:text-box>
            <text:p>主要参考文献</text:p>
          </draw:text-box>
        </draw:frame>
        <draw:frame presentation:style-name="pr4" draw:text-style-name="P3" draw:layer="layout" svg:width="22.5cm" svg:height="9.134cm" svg:x="4.5cm" svg:y="3.8cm" presentation:class="outline">
          <draw:text-box>
            <text:list text:style-name="L2">
              <text:list-item>
                <text:p>1. Accelerating Dynamic Graph Analytics on GPUs, VLDB 2017</text:p>
              </text:list-item>
              <text:list-item>
                <text:p>2. Garaph:Efficient GPU-accelerated Graph Processing on a Single Machine with Balanced Replication , ATC 2017</text:p>
              </text:list-item>
              <text:list-item>
                <text:p>3. CGraph: A Correlations-aware Approach for Efficient Concurrent Iterative Graph Processing, ATC 2018</text:p>
              </text:list-item>
              <text:list-item>
                <text:p>4. Dynamic Sparse-Matrix Allocation on GPUs. ISC 2016</text:p>
              </text:list-item>
              <text:list-item>
                <text:p>5. GraPU: Accelerate Streaming Graph Analysis through Preprocessing Buffered Updates. SoCC 2018</text:p>
              </text:list-item>
              <text:list-item>
                <text:p>6. A Study of Partitioning Policies for Graph Analytics on Large-scale Distributed Platforms, VLDB 2019</text:p>
              </text:list-item>
              <text:list-item>
                <text:p>7. Gunrock: a high-performance graph processing library on the GPU. PPOPP 2016</text:p>
              </text:list-item>
              <text:list-item>
                <text:p>8. Groute: An Asynchronous Multi-GPU Programming Model for Irregular Computations. PPOPP 2017</text:p>
              </text:list-item>
              <text:list-item>
                <text:p>9. Synergistic Analysis of Evolving Graphs. TACO 2016</text:p>
              </text:list-item>
              <text:list-item>
                <text:p>10. Chronos: a graph engine for temporal graph analysis. EuroSys 2014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Droid Sans Devanagari3" svg:font-family="'Droid Sans Devanagari'" style:font-family-generic="swiss"/>
    <style:font-face style:name="Droid Sans Devanagari1" svg:font-family="'Droid Sans Devanagari'" style:font-pitch="variable"/>
    <style:font-face style:name="Liberation Sans" svg:font-family="'Liberation Sans'" style:font-family-generic="roman" style:font-pitch="variable"/>
    <style:font-face style:name="Liberation Sans3" svg:font-family="'Liberation Sans'" style:font-adornments="Normal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roid Sans Devanagari2" svg:font-family="'Droid Sans Devanagari'" style:font-family-generic="swiss" style:font-pitch="variable"/>
    <style:font-face style:name="Droid Sans Fallback" svg:font-family="'Droid Sans Fallback'" style:font-family-generic="swiss" style:font-pitch="variable"/>
    <style:font-face style:name="Liberation Sans2" svg:font-family="'Liberation Sans', Arial" style:font-family-generic="swiss" style:font-pitch="variable"/>
    <style:font-face style:name="Source Han Sans CN1" svg:font-family="'Source Han Sans CN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1" svg:font-family="'Droid Sans Fallback'" style:font-family-generic="system" style:font-pitch="variable"/>
    <style:font-face style:name="Source Han Sans CN" svg:font-family="'Source Han Sans CN'" style:font-family-generic="system" style:font-pitch="variable"/>
    <style:font-face style:name="思源黑体 CN" svg:font-family="'思源黑体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roid Sans Fallback1" style:font-size-asian="24pt" style:language-asian="zh" style:country-asian="CN" style:font-name-complex="Droid Sans Fallback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Normal" style:family="graphic">
      <style:paragraph-properties style:text-autospace="none" style:writing-mode="lr-tb"/>
      <style:text-properties style:use-window-font-color="true" fo:font-size="12pt" fo:language="en" fo:country="US" style:letter-kerning="true" style:font-name-asian="Droid Sans Devanagari1" style:font-family-asian="'Droid Sans Devanagari'" style:font-pitch-asian="variable" style:font-size-asian="12pt" style:language-asian="hi" style:country-asian="IN" style:font-size-complex="12pt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8pt" fo:font-weight="bold" style:font-name-asian="Droid Sans Devanagari1" style:font-family-asian="'Droid Sans Devanagari'" style:font-pitch-asian="variable" style:font-size-asian="18pt" style:font-weight-asian="bold"/>
    </style:style>
    <style:style style:name="Heading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4pt" style:font-name-asian="Droid Sans Devanagari1" style:font-family-asian="'Droid Sans Devanagari'" style:font-pitch-asian="variable" style:font-size-asian="14pt"/>
    </style:style>
    <style:style style:name="Heading_20_3" style:display-name="Heading 3" style:family="graphic">
      <style:paragraph-properties fo:margin-top="0.436cm" fo:margin-bottom="0.374cm" style:text-autospace="none"/>
      <style:text-properties style:font-name="Liberation Sans2" fo:font-family="'Liberation Sans', Arial" style:font-family-generic="swiss" style:font-pitch="variable" fo:font-size="14pt" fo:font-weight="bold" style:font-name-asian="Droid Sans Devanagari1" style:font-family-asian="'Droid Sans Devanagari'" style:font-pitch-asian="variable" style:font-size-asian="14pt" style:font-weight-asian="bold"/>
    </style:style>
    <style:style style:name="Quotations" style:family="graphic">
      <style:paragraph-properties fo:margin-left="1.764cm" fo:margin-right="1.764cm" fo:margin-top="0cm" fo:margin-bottom="0.88cm" fo:text-indent="0cm" style:text-autospace="none"/>
    </style:style>
    <style:style style:name="Index" style:family="graphic">
      <style:paragraph-properties style:text-autospace="none"/>
      <style:text-properties style:font-name-asian="Droid Sans Devanagari3" style:font-family-asian="'Droid Sans Devanagari'" style:font-family-generic-asian="swiss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name-asian="Droid Sans Devanagari3" style:font-family-asian="'Droid Sans Devanagari'" style:font-family-generic-asian="swiss" style:font-size-asian="12pt" style:font-style-asian="italic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Droid Sans Devanagari3" style:font-family-asian="'Droid Sans Devanagari'" style:font-family-generic-asian="swiss" style:font-size-asian="13pt"/>
    </style:style>
    <style:style style:name="Text_20_Body" style:display-name="Text Body" style:family="graphic">
      <style:paragraph-properties fo:margin-top="0cm" fo:margin-bottom="0.436cm" fo:line-height="115%" style:text-autospace="none"/>
      <style:text-properties style:font-name-asian="Source Han Sans CN1" style:font-family-asian="'Source Han Sans CN'" style:font-family-generic-asian="swiss" style:font-pitch-asian="variable" style:font-size-asian="13pt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style:font-name="Liberation Sans3" fo:font-family="'Liberation Sans'" style:font-style-name="Normal" style:font-family-generic="roman" style:font-pitch="variable" fo:font-size="14pt" style:letter-kerning="true" style:font-size-asian="14pt" style:font-size-complex="14pt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fill-color="#3399ff" draw:auto-grow-height="false" draw:fit-to-size="shrink-to-fit" style:shrink-to-fit="true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StarSymbol" fo:color="#0066ff" fo:font-size="4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066ff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066ff" fo:font-size="4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66ff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66ff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66ff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66ff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66ff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66ff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66ff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DNA-outline3" style:family="presentation" style:parent-style-name="DNA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DNA-outline4" style:family="presentation" style:parent-style-name="DNA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DNA-outline5" style:family="presentation" style:parent-style-name="DNA-outline4">
      <style:paragraph-properties fo:margin-left="0cm" fo:margin-right="0cm" fo:margin-top="0cm" fo:margin-bottom="0.074cm" fo:text-indent="0cm"/>
    </style:style>
    <style:style style:name="DNA-outline6" style:family="presentation" style:parent-style-name="DNA-outline5">
      <style:paragraph-properties fo:margin-left="0cm" fo:margin-right="0cm" fo:margin-top="0cm" fo:margin-bottom="0.074cm" fo:text-indent="0cm"/>
    </style:style>
    <style:style style:name="DNA-outline7" style:family="presentation" style:parent-style-name="DNA-outline6">
      <style:paragraph-properties fo:margin-left="0cm" fo:margin-right="0cm" fo:margin-top="0cm" fo:margin-bottom="0.074cm" fo:text-indent="0cm"/>
    </style:style>
    <style:style style:name="DNA-outline8" style:family="presentation" style:parent-style-name="DNA-outline7">
      <style:paragraph-properties fo:margin-left="0cm" fo:margin-right="0cm" fo:margin-top="0cm" fo:margin-bottom="0.074cm" fo:text-indent="0cm"/>
    </style:style>
    <style:style style:name="DNA-outline9" style:family="presentation" style:parent-style-name="DNA-outline8">
      <style:paragraph-properties fo:margin-left="0cm" fo:margin-right="0cm" fo:margin-top="0cm" fo:margin-bottom="0.074cm" fo:text-indent="0cm"/>
    </style:style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shrink-to-fit" style:shrink-to-fit="true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style:text-outline="false" style:text-line-through-style="none" style:text-line-through-type="none" style:font-name="Liberation Serif" fo:font-family="'Liberation Serif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NA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2" style:family="presentation" style:parent-style-name="DNA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NA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NA" style:page-layout-name="PM1" draw:style-name="Mdp1">
      <draw:frame draw:style-name="Mgr3" draw:text-style-name="MP5" draw:layer="backgroundobjects" svg:width="28.016cm" svg:height="15.75cm" svg:x="0cm" svg:y="0cm">
        <draw:image xlink:href="Pictures/100000000000055600000300BB0EE136FA0CFB63.png" xlink:type="simple" xlink:show="embed" xlink:actuate="onLoad" loext:mime-type="image/png">
          <text:p/>
        </draw:image>
      </draw:frame>
      <draw:frame presentation:style-name="DNA-title" draw:layer="backgroundobjects" svg:width="22.5cm" svg:height="2.6cm" svg:x="4.5cm" svg:y="0.6cm" presentation:class="title" presentation:placeholder="true">
        <draw:text-box/>
      </draw:frame>
      <draw:frame presentation:style-name="DNA-outline1" draw:layer="backgroundobjects" svg:width="22.5cm" svg:height="9.134cm" svg:x="4.5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4.4cm" svg:y="14.347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085cm" svg:x="11.075cm" svg:y="14.347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2"><text:page-number>1</text:page-number></text:span></text:p>
        </draw:text-box>
      </draw:frame>
      <presentation:notes style:page-layout-name="PM0"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3-09T22:24:59.145156219</meta:creation-date>
    <meta:editing-duration>PT50M33S</meta:editing-duration>
    <meta:editing-cycles>16</meta:editing-cycles>
    <meta:generator>LibreOffice/6.4.1.2$Linux_X86_64 LibreOffice_project/40$Build-2</meta:generator>
    <dc:title>DNA</dc:title>
    <dc:date>2020-03-10T01:15:25.508452468</dc:date>
    <meta:document-statistic meta:object-count="57"/>
  </office:meta>
</office:document-meta>
</file>